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1f934a" officeooo:paragraph-rsid="001f934a"/>
    </style:style>
    <style:style style:name="P2" style:family="paragraph" style:parent-style-name="Heading">
      <style:text-properties style:font-name="Linux Libertine O"/>
    </style:style>
    <style:style style:name="P3" style:family="paragraph" style:parent-style-name="Heading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P4" style:family="paragraph" style:parent-style-name="Heading_20_1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P5" style:family="paragraph" style:parent-style-name="Standard">
      <style:text-properties style:font-name="Linux Libertine O" officeooo:rsid="001f934a" officeooo:paragraph-rsid="001f9060"/>
    </style:style>
    <style:style style:name="P6" style:family="paragraph" style:parent-style-name="Standard">
      <style:text-properties style:font-name="Linux Libertine O" officeooo:rsid="001f934a" officeooo:paragraph-rsid="00281971"/>
    </style:style>
    <style:style style:name="P7" style:family="paragraph" style:parent-style-name="Standard">
      <style:text-properties style:font-name="Linux Libertine O" officeooo:rsid="001f934a" officeooo:paragraph-rsid="0029f8f9"/>
    </style:style>
    <style:style style:name="P8" style:family="paragraph" style:parent-style-name="Standard">
      <style:text-properties style:font-name="Linux Libertine O" officeooo:rsid="002852d6" officeooo:paragraph-rsid="002852d6"/>
    </style:style>
    <style:style style:name="P9" style:family="paragraph" style:parent-style-name="Standard">
      <style:text-properties style:font-name="Linux Libertine O" officeooo:rsid="0029f8f9" officeooo:paragraph-rsid="0029f8f9"/>
    </style:style>
    <style:style style:name="P10" style:family="paragraph" style:parent-style-name="Standard">
      <style:text-properties officeooo:paragraph-rsid="0028a21d"/>
    </style:style>
    <style:style style:name="T1" style:family="text">
      <style:text-properties fo:color="#3465a4" loext:opacity="100%" fo:font-weight="bold" style:font-weight-asian="bold" style:font-weight-complex="bold"/>
    </style:style>
    <style:style style:name="T2" style:family="text">
      <style:text-properties fo:color="#3465a4" loext:opacity="100%" fo:font-weight="bold" officeooo:rsid="002375c3" style:font-weight-asian="bold" style:font-weight-complex="bold"/>
    </style:style>
    <style:style style:name="T3" style:family="text">
      <style:text-properties fo:color="#3465a4" loext:opacity="100%" fo:font-weight="bold" officeooo:rsid="00281971" style:font-weight-asian="bold" style:font-weight-complex="bold"/>
    </style:style>
    <style:style style:name="T4" style:family="text">
      <style:text-properties officeooo:rsid="0024fd87"/>
    </style:style>
    <style:style style:name="T5" style:family="text">
      <style:text-properties officeooo:rsid="00281971"/>
    </style:style>
    <style:style style:name="T6" style:family="text">
      <style:text-properties officeooo:rsid="002852d6"/>
    </style:style>
    <style:style style:name="T7" style:family="text">
      <style:text-properties style:font-name="Linux Libertine O" officeooo:rsid="001f934a"/>
    </style:style>
    <style:style style:name="T8" style:family="text">
      <style:text-properties style:font-name="Linux Libertine O" officeooo:rsid="0028a21d"/>
    </style:style>
    <style:style style:name="T9" style:family="text">
      <style:text-properties officeooo:rsid="0029f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5">Fuzhou red rice wine</text:span> (<text:span text:style-name="T6">~</text:span><text:span text:style-name="T4">4</text:span><text:span text:style-name="T5">00ml, 48-50 days</text:span>)</text:h>
      <text:p text:style-name="Standard">Recipe from <text:a xlink:type="simple" xlink:href="https://www.youtube.com/watch?v=IgXFTNbW2Vs" text:style-name="Internet_20_link" text:visited-style-name="Visited_20_Internet_20_Link">https://www.youtube.com/watch?v=IgXFTNbW2Vs</text:a></text:p>
      <text:p text:style-name="Standard"/>
      <text:p text:style-name="Standard"/>
      <text:p text:style-name="P2"><text:span text:style-name="T1">For </text:span><text:span text:style-name="T2">the </text:span><text:span text:style-name="T3">prep</text:span></text:p>
      <text:p text:style-name="P6"/>
      <text:p text:style-name="P6">250g glutinous rice cooked in 400-450ml water (~1.6 litres hot water for 1kg rice)</text:p>
      <text:p text:style-name="P10"><text:span text:style-name="T7">25g red fermented rice/dried yeast </text:span><text:span text:style-name="T8">(</text:span>紅粬米<text:span text:style-name="T8">)</text:span></text:p>
      <text:p text:style-name="P6">10g dry yeast ball</text:p>
      <text:p text:style-name="P6"/>
      <text:p text:style-name="P8">Large sealable jar (~750ml capacity)</text:p>
      <text:p text:style-name="P9">Disposable plastic gloves</text:p>
      <text:p text:style-name="P6"/>
      <text:p text:style-name="P6"/>
      <text:p text:style-name="P6"/>
      <text:p text:style-name="P6">Cook the glutinous rice (in <text:span text:style-name="T6">a </text:span>rice cooker as normal) and completely cool, <text:span text:style-name="T6">it’s easiest to do this the night before and refridgerate it.</text:span></text:p>
      <text:p text:style-name="P6">Sterilise <text:span text:style-name="T6">the </text:span>jar <text:span text:style-name="T6">with boiling water</text:span> and air-dry.</text:p>
      <text:p text:style-name="P6"/>
      <text:p text:style-name="P7">Break down the yeast ball, <text:span text:style-name="T9">and b</text:span>litz <text:span text:style-name="T9">along with </text:span>the red rice in a mixer.</text:p>
      <text:p text:style-name="P6">Spread the glutinous rice onto a sterilised tray or <text:span text:style-name="T9">in a sterilised </text:span>mixing bowl, and sprinkle <text:span text:style-name="T9">about a third of the yeast</text:span> mixture evenly on top.</text:p>
      <text:p text:style-name="P7">Wearing clean<text:span text:style-name="T9"> </text:span>gloves, mix well together into a dough, <text:span text:style-name="T9">sprinkling over the rest of the mixture in a couple of batches.</text:span></text:p>
      <text:p text:style-name="P7"/>
      <text:p text:style-name="P7"><text:span text:style-name="T9">Add </text:span>to the jar <text:span text:style-name="T9">in chunks</text:span>, pressing down with a sterilised ladle.</text:p>
      <text:p text:style-name="P6"/>
      <text:p text:style-name="P6"/>
      <text:p text:style-name="P6"/>
      <text:p text:style-name="P3">For the <text:span text:style-name="T5">fermentation</text:span></text:p>
      <text:p text:style-name="P1"/>
      <text:p text:style-name="P5">Mostly-close the jar leaving an air-gap, and le<text:span text:style-name="T9">ave it</text:span> <text:span text:style-name="T9">unsealed</text:span> for 7-10 days: after 2 days press down and mix with a sterilised ladle, and again at the 5-day and 8-day marks after <text:span text:style-name="T9">preparation</text:span>.</text:p>
      <text:p text:style-name="P5">If a white growth appears on the top in th<text:span text:style-name="T9">is</text:span> first 10 days, scrape it off before mixing.</text:p>
      <text:p text:style-name="P5"/>
      <text:p text:style-name="P5">After the <text:span text:style-name="T9">thi</text:span>rd mix, seal the jar and leave it for 40 days, or longer in winter. The jar should be kept out of direct sunlight but in cool/ambient rather than cold conditions.</text:p>
      <text:p text:style-name="P5"/>
      <text:p text:style-name="P5"><text:span text:style-name="T9">When it is ready, you can o</text:span>ptionally strain the mixture to leave the wine only, or cook with it as-i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8-18T16:15:05.527806544</dc:date>
    <meta:editing-duration>PT46M51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63" meta:character-count="1466" meta:non-whitespace-character-count="1226"/>
  </office:meta>
</office:document-meta>
</file>